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/>
      <style:text-properties style:font-name="Arial1" fo:font-size="12pt" style:font-size-asian="12pt" style:font-size-complex="12pt" fo:hyphenate="false" fo:hyphenation-remain-char-count="2" fo:hyphenation-push-char-count="2"/>
    </style:style>
    <style:style style:name="P2" style:family="paragraph" style:parent-style-name="Standard"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hyphenation-ladder-count="no-limit"/>
      <style:text-properties style:font-name="Arial1" fo:font-size="12pt" officeooo:paragraph-rsid="0019432d" style:font-size-asian="12pt" style:font-size-complex="12pt" fo:hyphenate="false" fo:hyphenation-remain-char-count="2" fo:hyphenation-push-char-count="2"/>
    </style:style>
    <style:style style:name="P4" style:family="paragraph" style:parent-style-name="Standard">
      <style:text-properties style:font-name="Arial1" fo:font-size="12pt" officeooo:rsid="0019432d" officeooo:paragraph-rsid="0019432d" style:font-size-asian="12pt" style:font-size-complex="12pt"/>
    </style:style>
    <style:style style:name="T1" style:family="text">
      <style:text-properties fo:language="pt" fo:country="BR" style:text-underline-style="none" style:letter-kerning="false"/>
    </style:style>
    <style:style style:name="T2" style:family="text">
      <style:text-properties fo:language="pt" fo:country="BR" style:text-underline-style="none" officeooo:rsid="0019432d" style:letter-kerning="false"/>
    </style:style>
    <style:style style:name="T3" style:family="text">
      <style:text-properties fo:language="pt" fo:country="BR" style:text-underline-style="solid" style:text-underline-width="auto" style:text-underline-color="font-color" style:letter-kerning="false"/>
    </style:style>
    <style:style style:name="T4" style:family="text">
      <style:text-properties style:letter-kerning="true"/>
    </style:style>
    <style:style style:name="T5" style:family="text">
      <style:text-properties style:text-underline-style="solid" style:text-underline-width="auto" style:text-underline-color="font-color" style:letter-kerning="true"/>
    </style:style>
    <style:style style:name="T6" style:family="text">
      <style:text-properties style:text-underline-style="none" style:letter-kerning="true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language="pt" fo:country="BR" style:text-underline-style="none" style:letter-kerning="false"/>
    </style:style>
    <style:style style:name="T9" style:family="text">
      <style:text-properties style:text-line-through-style="solid" style:text-line-through-type="single" fo:language="pt" fo:country="BR" style:text-underline-style="solid" style:text-underline-width="auto" style:text-underline-color="font-color" style:letter-kerning="false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fo:language="pt" fo:country="BR" style:text-underline-style="solid" style:text-underline-width="auto" style:text-underline-color="font-color" style:letter-kerning="false"/>
    </style:style>
    <style:style style:name="T12" style:family="text">
      <style:text-properties style:text-line-through-style="none" style:text-line-through-type="none" fo:language="pt" fo:country="BR" style:text-underline-style="none" style:letter-kern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hospital (</text:span><text:span text:style-name="T5">cnpj</text:span><text:span text:style-name="T6">, nome, fone, codendereco(endereco))</text:span></text:p>
      <text:p text:style-name="P3"><text:span text:style-name="T1">ala (</text:span><text:span text:style-name="T3">codigo</text:span><text:span text:style-name="T1">, cnpjhosp</text:span><text:span text:style-name="T2">(hospital)</text:span><text:span text:style-name="T1">, cpfenf</text:span><text:span text:style-name="T2">(enfermeira)</text:span><text:span text:style-name="T1">)</text:span></text:p>
      <text:p text:style-name="P1"><text:span text:style-name="T1">endereco (</text:span><text:span text:style-name="T3">codigo</text:span><text:span text:style-name="T1">, numero, rua, bairro, cidade)</text:span></text:p>
      <text:p text:style-name="P3"><text:span text:style-name="T1">plano_saude (</text:span><text:span text:style-name="T3">cnpj</text:span><text:span text:style-name="T1">, nome, fone, codendereco</text:span><text:span text:style-name="T2">(endereco)</text:span><text:span text:style-name="T1">)</text:span></text:p>
      <text:p text:style-name="P3"><text:span text:style-name="T1">convenio (</text:span><text:span text:style-name="T3">cnpjhospital</text:span><text:span text:style-name="T2">(hospital)</text:span><text:span text:style-name="T1">, </text:span><text:span text:style-name="T3">cnpjplano</text:span><text:span text:style-name="T2">(plano)</text:span><text:span text:style-name="T1">)</text:span></text:p>
      <text:p text:style-name="P3"><text:span text:style-name="T1">enfermeira (</text:span><text:span text:style-name="T3">cpf</text:span><text:span text:style-name="T1">, cre, nome, fone, chefe, codendereco</text:span><text:span text:style-name="T2">(endereco)</text:span><text:span text:style-name="T1">)</text:span></text:p>
      <text:p text:style-name="P3"><text:span text:style-name="T1">medico (</text:span><text:span text:style-name="T3">cpf</text:span><text:span text:style-name="T1">, nome, fone, crm, sigesp</text:span><text:span text:style-name="T2">(especialidade)</text:span><text:span text:style-name="T1">, codendereco</text:span><text:span text:style-name="T2">(endereco)</text:span><text:span text:style-name="T1">)</text:span></text:p>
      <text:p text:style-name="P3"><text:span text:style-name="T1">plano_medico (</text:span><text:span text:style-name="T3">cnpjplano</text:span><text:span text:style-name="T2">(plano)</text:span><text:span text:style-name="T1">, </text:span><text:span text:style-name="T3">cnpjmedico</text:span><text:span text:style-name="T2">(medico)</text:span><text:span text:style-name="T1">)</text:span></text:p>
      <text:p text:style-name="P3"><text:span text:style-name="T1">atendimento (</text:span><text:span text:style-name="T3">cpfmedico</text:span><text:span text:style-name="T2">(medico)</text:span><text:span text:style-name="T1">, </text:span><text:span text:style-name="T3">cpfpaciente</text:span><text:span text:style-name="T2">(paciente)</text:span><text:span text:style-name="T1">)</text:span></text:p>
      <text:p text:style-name="P3"><text:span text:style-name="T1">paciente (</text:span><text:span text:style-name="T3">cpf</text:span><text:span text:style-name="T1">, nome, fone, cnpjplano</text:span><text:span text:style-name="T2">(plano)</text:span><text:span text:style-name="T1">, codendereco</text:span><text:span text:style-name="T2">(endereco)</text:span><text:span text:style-name="T1">)</text:span></text:p>
      <text:p text:style-name="P3"><text:span text:style-name="T1">internacao (</text:span><text:span text:style-name="T3">codigo</text:span><text:span text:style-name="T1">, </text:span><text:span text:style-name="T12">dhentrada</text:span><text:span text:style-name="T1">, </text:span><text:span text:style-name="T8">dhsaida</text:span><text:span text:style-name="T1">, codala</text:span><text:span text:style-name="T2">(ala)</text:span><text:span text:style-name="T1">, cpfpaciente</text:span><text:span text:style-name="T2">(paciente)</text:span><text:span text:style-name="T1">)</text:span></text:p>
      <text:p text:style-name="P3"><text:span text:style-name="T1">internacao_medico (</text:span><text:span text:style-name="T3">cpfmedico</text:span><text:span text:style-name="T2">(medico)</text:span><text:span text:style-name="T1">, </text:span><text:span text:style-name="T3">codinternacao</text:span><text:span text:style-name="T2">(internacao)</text:span><text:span text:style-name="T1">)</text:span></text:p>
      <text:p text:style-name="P1"><text:span text:style-name="T1">especialidade (</text:span><text:span text:style-name="T3">sigla</text:span><text:span text:style-name="T1">, nome)</text:span></text:p>
      <text:p text:style-name="P2"/>
      <text:p text:style-name="P4">obs.: attributos escritos <text:span text:style-name="T7">dessa forma</text:span><text:span text:style-name="T10"> que é opcio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0:57:51.170000000</meta:creation-date>
    <dc:date>2018-06-27T21:44:16.926906486</dc:date>
    <meta:editing-duration>PT5M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69" meta:character-count="781" meta:non-whitespace-character-count="726"/>
  </office:meta>
</office:document-meta>
</file>